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ATTENZIONE CROSS MODALE</text:p>
      <text:p text:style-name="Preformatted_20_Text">Sono presenti delle macchinine che sfilano in successione sullo schermo. </text:p>
      <text:p text:style-name="Preformatted_20_Text"/>
      <text:p text:style-name="Preformatted_20_Text">ISTRUZIONI livello 1. </text:p>
      <text:p text:style-name="Preformatted_20_Text">Adesso vedrà delle macchine tutte uguali ma di colori diversi. </text:p>
      <text:p text:style-name="Preformatted_20_Text">Ogni volta che vedrà una macchina ROSSA dovrà premere la barra spaziatrice. </text:p>
      <text:p text:style-name="Preformatted_20_Text">Quando vedrà macchine di altri colori non dovrà fare nulla. </text:p>
      <text:p text:style-name="Preformatted_20_Text"/>
      <text:p text:style-name="Preformatted_20_Text">Ogni tanto sentirà il suono di un clacson ma non dovrà rispondere. </text:p>
      <text:p text:style-name="Preformatted_20_Text"/>
      <text:p text:style-name="Preformatted_20_Text">ISTRUZIONI livello 2. </text:p>
      <text:p text:style-name="Preformatted_20_Text">Adesso vedrà delle macchine di diversi modelli e colori. </text:p>
      <text:p text:style-name="Preformatted_20_Text">Ogni volta che vedrà una macchina che corrisponde a questo modello</text:p>
      <text:p text:style-name="Preformatted_20_Text"/>
      <text:p text:style-name="Preformatted_20_Text"><text:s/>dovrà premere la barra spaziatrice, qualsiasi sia il colore. </text:p>
      <text:p text:style-name="Preformatted_20_Text">Quando vedrà macchine di altri modelli non dovrà fare nulla. </text:p>
      <text:p text:style-name="Preformatted_20_Text"/>
      <text:p text:style-name="Preformatted_20_Text">Attenzione! Nel frattempo sentirà il rumore del traffico e ogni tanto il suono di un clacson. </text:p>
      <text:p text:style-name="Preformatted_20_Text">Ogni volta che sentirà il suono del clacson dovrà premere la barra spaziatrice. </text:p>
      <text:p text:style-name="Preformatted_20_Text">Attenzione! Non si faccia ingannare dal suono dell’ambulanza: a quello non dovrà rispondere.</text:p>
      <text:p text:style-name="Preformatted_20_Text"/>
      <text:p text:style-name="Preformatted_20_Text">Quindi, dovrà fare attenzione contemporaneamente sia al modello delle macchine sia al suono del clacson e rispondere ad entrambi con la barra spaziatrice. </text:p>
      <text:p text:style-name="Preformatted_20_Text"/>
      <text:p text:style-name="Preformatted_20_Text">ISTRUZIONI livello 3. </text:p>
      <text:p text:style-name="Preformatted_20_Text">Adesso vedrà delle macchine di diversi modelli e colori. </text:p>
      <text:p text:style-name="Preformatted_20_Text">Dovrà premere la barra spaziatrice SOLO quando:</text:p>
      <text:p text:style-name="Preformatted_20_Text">Vedrà una macchina ROSSA di questo modello</text:p>
      <text:p text:style-name="Preformatted_20_Text"/>
      <text:p text:style-name="Preformatted_20_Text"><text:s/>E contemporaneamente</text:p>
      <text:p text:style-name="Preformatted_20_Text">Sentirà il suono di un clacson nel rumore del traffico.</text:p>
      <text:p text:style-name="Preformatted_20_Text"/>
      <text:p text:style-name="Preformatted_20_Text">Quando vedrà macchine di altri modelli, o dello stesso modello ma di un colore diverso, non dovrà fare nulla. </text:p>
      <text:p text:style-name="Preformatted_20_Text">Non dovrà rispondere al rumore dell’ambulanza. </text:p>
      <text:p text:style-name="Preformatted_20_Text"/>
      <text:p text:style-name="Preformatted_20_Text">ATTENZIONE: dovrà premere solo quando vedrà la macchina rossa e sentirà il clacson CONTEMPORANEAMENTE. </text:p>
      <text:p text:style-name="Preformatted_20_Text">Non dovrà rispondere quando vedrà la macchina rossa senza sentire il clacson, </text:p>
      <text:p text:style-name="Preformatted_20_Text">né quando sentirà solo il suono del clacson senza vedere la macchia rossa.</text:p>
      <text:p text:style-name="Preformatted_20_Text">. </text:p>
      <text:p text:style-name="Preformatted_20_Text"/>
      <text:p text:style-name="Preformatted_20_Text"/>
      <text:p text:style-name="Preformatted_20_Text">Livello 1: sono presenti 50 macchine dello stesso modello ma di colori diversi. L’obiettivo è rispondere con la barra spaziatrice alle macchine di un colore target. <text:s/>Si considerano 15 target e 35 non target. Per la modalità acustica, ci sarà il traffico come rumore di fondo nel quale si sente occasionalmente il suono acuto di un clacson . <text:s/></text:p>
      <text:p text:style-name="Preformatted_20_Text">[Il colore target deve cambiare in modo randomizzato]</text:p>
      <text:p text:style-name="Preformatted_20_Text">Livello 2: sono presenti macchine di diverso colore e modello. L’obiettivo è di rispondere ad un modello di macchina target, indipendentemente dal colore, e al suono del clacson. In questo livello si introduce come stimolo distrattore il suono dell’ambulanza, oltre a quelli già presenti nel livello precedente (traffico e clacson). </text:p>
      <text:p text:style-name="Preformatted_20_Text"/>
      <text:p text:style-name="Preformatted_20_Text">Livello 3: l’obiettivo del partecipante è rispondere alle sole macchine di un <text:soft-page-break/>preciso modello e colore, quando compaiono contemporaneamente al suono del clacson. Traffico e ambulanza sono presenti come nel livello precedente. Quindi, dovranno esserci sia condizioni in cui i due target compaiono nello stesso momento, sia casi in cui compaiono separatamente.</text:p>
      <text:p text:style-name="Preformatted_20_Text"/>
      <text:p text:style-name="Preformatted_20_Text">Il tasto di risposta per gli stimoli, sia in single mode che in cross mode, è la barra spaziatric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8T16:00:17.960789829</dc:date>
    <meta:editing-duration>PT19S</meta:editing-duration>
    <meta:editing-cycles>1</meta:editing-cycles>
    <meta:document-statistic meta:table-count="0" meta:image-count="0" meta:object-count="0" meta:page-count="2" meta:paragraph-count="34" meta:word-count="457" meta:character-count="2918" meta:non-whitespace-character-count="2466"/>
    <meta:generator>LibreOffice/7.3.7.2$Linux_X86_64 LibreOffice_project/30$Build-2</meta:generator>
  </office:meta>
</office:document-meta>
</file>